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2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ffffff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571</text:span></text:p>
            <text:p text:style-name="P1"><text:span text:style-name="T2">“</text:span><text:span text:style-name="T2">God Loved the World So That He Gav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5.4cm" svg:height="7.011cm" svg:x="1.27cm" svg:y="0.508cm">
          <draw:text-box>
            <text:p text:style-name="P1"><text:span text:style-name="T4">1.</text:span><text:span text:style-name="T5"> God loved the world so that He gave</text:span><text:span text:style-name="T5"><text:line-break/></text:span><text:span text:style-name="T5">His only Son the lost to save,</text:span><text:span text:style-name="T5"><text:line-break/></text:span><text:span text:style-name="T5">That all who would in Him believe</text:span><text:span text:style-name="T5"><text:line-break/></text:span><text:span text:style-name="T5">Should everlasting life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6" draw:layer="layout" svg:width="25.4cm" svg:height="7.011cm" svg:x="1.27cm" svg:y="0.508cm">
          <draw:text-box>
            <text:p text:style-name="P5"><text:span text:style-name="T6">2.</text:span><text:span text:style-name="T7"> Christ Jesus is the ground of faith,</text:span><text:span text:style-name="T7"><text:line-break/></text:span><text:span text:style-name="T7">Who was made flesh and suffered death;</text:span><text:span text:style-name="T7"><text:line-break/></text:span><text:span text:style-name="T7">All then who trust in Him alone</text:span><text:span text:style-name="T7"><text:line-break/></text:span><text:span text:style-name="T7">Are built on this chief cornerst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6" draw:layer="layout" svg:width="25.4cm" svg:height="7.011cm" svg:x="1.27cm" svg:y="0.508cm">
          <draw:text-box>
            <text:p text:style-name="P5"><text:span text:style-name="T6">3.</text:span><text:span text:style-name="T7"> God would not have the sinner die;</text:span><text:span text:style-name="T7"><text:line-break/></text:span><text:span text:style-name="T7">His Son with saving grace is nigh;</text:span><text:span text:style-name="T7"><text:line-break/></text:span><text:span text:style-name="T7">His Spirit in the Word declares</text:span><text:span text:style-name="T7"><text:line-break/></text:span><text:span text:style-name="T7">How we in Christ are heaven’s hei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6" draw:layer="layout" svg:width="25.4cm" svg:height="7.011cm" svg:x="1.27cm" svg:y="0.508cm">
          <draw:text-box>
            <text:p text:style-name="P5"><text:span text:style-name="T6">4.</text:span><text:span text:style-name="T7"> Be of good cheer, for God’s own Son</text:span><text:span text:style-name="T7"><text:line-break/></text:span><text:span text:style-name="T7">Forgives all sins which you have done;</text:span><text:span text:style-name="T7"><text:line-break/></text:span><text:span text:style-name="T7">And, justified by Jesus’ blood,</text:span><text:span text:style-name="T7"><text:line-break/></text:span><text:span text:style-name="T7">Your Baptism grants the highest g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6" draw:layer="layout" svg:width="25.4cm" svg:height="7.011cm" svg:x="1.27cm" svg:y="0.508cm">
          <draw:text-box>
            <text:p text:style-name="P5"><text:span text:style-name="T6">5.</text:span><text:span text:style-name="T7"> If you are sick, if death is near,</text:span><text:span text:style-name="T7"><text:line-break/></text:span><text:span text:style-name="T7">This truth your troubled heart can cheer:</text:span><text:span text:style-name="T7"><text:line-break/></text:span><text:span text:style-name="T7">Christ Jesus saves your soul from death;</text:span><text:span text:style-name="T7"><text:line-break/></text:span><text:span text:style-name="T7">That is the firmest ground of fai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4" draw:text-style-name="P9" draw:layer="layout" svg:width="25.4cm" svg:height="12.974cm" svg:x="1.27cm" svg:y="0.508cm">
          <draw:text-box>
            <text:p text:style-name="P7"><text:span text:style-name="T6">6.</text:span><text:span text:style-name="T7"> Glory to God the Father, Son,</text:span></text:p>
            <text:p text:style-name="P7"><text:span text:style-name="T7">And Holy Spirit, Three in One!</text:span></text:p>
            <text:p text:style-name="P7"><text:span text:style-name="T7">To You, O blessèd Trinity,</text:span></text:p>
            <text:p text:style-name="P7"><text:span text:style-name="T7">Be praise now and eternally!</text:span></text:p>
            <text:p text:style-name="P8"><text:span text:style-name="T8"><text:line-break/></text:span><text:span text:style-name="T8"/></text:p>
            <text:p text:style-name="P8"><text:span text:style-name="T9"/></text:p>
            <text:p text:style-name="P8"><text:span text:style-name="T10"><text:s text:c="10"/></text:span><text:span text:style-name="T10">Public domain</text:span></text:p>
            <text:p text:style-name="P8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2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09:58:34.627000000</meta:creation-date>
    <dc:title>Hymn template</dc:title>
    <meta:editing-duration>PT16M4S</meta:editing-duration>
    <meta:editing-cycles>12</meta:editing-cycles>
    <meta:generator>LibreOffice/6.0.1.1$Windows_X86_64 LibreOffice_project/60bfb1526849283ce2491346ed2aa51c465abfe6</meta:generator>
    <meta:initial-creator>Arthur Hoch</meta:initial-creator>
    <dc:date>2018-03-08T20:07:10.151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3-14T09:58:34.327000000"/>
  </office:meta>
</office:document-meta>
</file>